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9.504cm"/>
    </style:style>
    <style:style style:name="co3" style:family="table-column">
      <style:table-column-properties fo:break-before="auto" style:column-width="9.481cm"/>
    </style:style>
    <style:style style:name="co4" style:family="table-column">
      <style:table-column-properties fo:break-before="auto" style:column-width="8.76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language="de" fo:country="D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>
            <text:p>AvailLangs</text:p>
          </table:table-cell>
          <table:table-cell office:value-type="string">
            <text:p>en</text:p>
          </table:table-cell>
          <table:table-cell office:value-type="string">
            <text:p>pl</text:p>
          </table:table-cell>
          <table:table-cell office:value-type="string">
            <text:p>de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chCropMethod</text:p>
          </table:table-cell>
          <table:table-cell office:value-type="string">
            <text:p>Choose crop style</text:p>
          </table:table-cell>
          <table:table-cell office:value-type="string">
            <text:p>Wybierz styl przycinania</text:p>
          </table:table-cell>
          <table:table-cell office:value-type="string">
            <text:p>Wähle Schnittstil</text:p>
          </table:table-cell>
          <table:table-cell/>
        </table:table-row>
        <table:table-row table:style-name="ro2">
          <table:table-cell office:value-type="string">
            <text:p>chCropMethodQ</text:p>
          </table:table-cell>
          <table:table-cell office:value-type="string">
            <text:p>Choose crop style</text:p>
          </table:table-cell>
          <table:table-cell office:value-type="string">
            <text:p>Wybierz styl przycinania</text:p>
          </table:table-cell>
          <table:table-cell office:value-type="string">
            <text:p>Wähle Schnittstil</text:p>
          </table:table-cell>
          <table:table-cell/>
        </table:table-row>
        <table:table-row table:style-name="ro2">
          <table:table-cell office:value-type="string">
            <text:p>cropCanvas</text:p>
          </table:table-cell>
          <table:table-cell office:value-type="string">
            <text:p>Crop canvas (simple crop)</text:p>
          </table:table-cell>
          <table:table-cell office:value-type="string">
            <text:p>Przytnij płótno</text:p>
          </table:table-cell>
          <table:table-cell office:value-type="string">
            <text:p>Arbeitsfläche aufteilen</text:p>
          </table:table-cell>
          <table:table-cell/>
        </table:table-row>
        <table:table-row table:style-name="ro2">
          <table:table-cell office:value-type="string">
            <text:p>mkCropMask</text:p>
          </table:table-cell>
          <table:table-cell office:value-type="string">
            <text:p>Make crop mask</text:p>
          </table:table-cell>
          <table:table-cell office:value-type="string">
            <text:p>Stwórz maskę kadrującą</text:p>
          </table:table-cell>
          <table:table-cell office:value-type="string">
            <text:p>Erstelle Schnittmaske</text:p>
          </table:table-cell>
          <table:table-cell/>
        </table:table-row>
        <table:table-row table:style-name="ro2">
          <table:table-cell office:value-type="string">
            <text:p>bgOnLayer</text:p>
          </table:table-cell>
          <table:table-cell office:value-type="string">
            <text:p>Background on layer</text:p>
          </table:table-cell>
          <table:table-cell office:value-type="string">
            <text:p>Tło na warstwie</text:p>
          </table:table-cell>
          <table:table-cell office:value-type="string">
            <text:p>Hintergrund auf Ebene</text:p>
          </table:table-cell>
          <table:table-cell/>
        </table:table-row>
        <table:table-row table:style-name="ro2">
          <table:table-cell office:value-type="string">
            <text:p>bgFill</text:p>
          </table:table-cell>
          <table:table-cell office:value-type="string">
            <text:p>Background fill</text:p>
          </table:table-cell>
          <table:table-cell office:value-type="string">
            <text:p>Wypełnienie tła</text:p>
          </table:table-cell>
          <table:table-cell office:value-type="string">
            <text:p>Hintergrund füllen</text:p>
          </table:table-cell>
          <table:table-cell/>
        </table:table-row>
        <table:table-row table:style-name="ro2">
          <table:table-cell office:value-type="string">
            <text:p>-grid</text:p>
          </table:table-cell>
          <table:table-cell office:value-type="string">
            <text:p><text:s/>- grid</text:p>
          </table:table-cell>
          <table:table-cell office:value-type="string">
            <text:p><text:s/>- siatka</text:p>
          </table:table-cell>
          <table:table-cell office:value-type="string">
            <text:p><text:s/>- Rastern</text:p>
          </table:table-cell>
          <table:table-cell/>
        </table:table-row>
        <table:table-row table:style-name="ro2">
          <table:table-cell office:value-type="string">
            <text:p>-resize</text:p>
          </table:table-cell>
          <table:table-cell office:value-type="string">
            <text:p><text:s/>- resize</text:p>
          </table:table-cell>
          <table:table-cell office:value-type="string">
            <text:p><text:s/>- przeskalowanie</text:p>
          </table:table-cell>
          <table:table-cell office:value-type="string">
            <text:p><text:s/>- Skalieren</text:p>
          </table:table-cell>
          <table:table-cell/>
        </table:table-row>
        <table:table-row table:style-name="ro2">
          <table:table-cell office:value-type="string">
            <text:p>-reveal</text:p>
          </table:table-cell>
          <table:table-cell office:value-type="string">
            <text:p><text:s/>- reveal</text:p>
          </table:table-cell>
          <table:table-cell office:value-type="string">
            <text:p><text:s/>- rozszerzanie</text:p>
          </table:table-cell>
          <table:table-cell office:value-type="string">
            <text:p><text:s/>- Einblenden</text:p>
          </table:table-cell>
          <table:table-cell/>
        </table:table-row>
        <table:table-row table:style-name="ro2">
          <table:table-cell office:value-type="string">
            <text:p>-crop</text:p>
          </table:table-cell>
          <table:table-cell office:value-type="string">
            <text:p><text:s/>- crop</text:p>
          </table:table-cell>
          <table:table-cell office:value-type="string">
            <text:p><text:s/>- przycinanie</text:p>
          </table:table-cell>
          <table:table-cell office:value-type="string">
            <text:p><text:s/>- Beschneiden</text:p>
          </table:table-cell>
          <table:table-cell/>
        </table:table-row>
        <table:table-row table:style-name="ro2">
          <table:table-cell office:value-type="string">
            <text:p>GCbySzN</text:p>
          </table:table-cell>
          <table:table-cell office:value-type="string">
            <text:p>Golden Crop by SzopeN</text:p>
          </table:table-cell>
          <table:table-cell office:value-type="string">
            <text:p>Golden Crop by SzopeN</text:p>
          </table:table-cell>
          <table:table-cell office:value-type="string">
            <text:p>Golden Crop by SzopeN</text:p>
          </table:table-cell>
          <table:table-cell/>
        </table:table-row>
        <table:table-row table:style-name="ro2">
          <table:table-cell office:value-type="string">
            <text:p>cropMask</text:p>
          </table:table-cell>
          <table:table-cell office:value-type="string">
            <text:p>Crop mask</text:p>
          </table:table-cell>
          <table:table-cell office:value-type="string">
            <text:p>Maska kadrująca</text:p>
          </table:table-cell>
          <table:table-cell office:value-type="string">
            <text:p>Schnittmaske</text:p>
          </table:table-cell>
          <table:table-cell/>
        </table:table-row>
        <table:table-row table:style-name="ro2">
          <table:table-cell office:value-type="string">
            <text:p>divRules</text:p>
          </table:table-cell>
          <table:table-cell office:value-type="string">
            <text:p>Dividing rules</text:p>
          </table:table-cell>
          <table:table-cell office:value-type="string">
            <text:p>Reguły podziału</text:p>
          </table:table-cell>
          <table:table-cell office:value-type="string">
            <text:p>Trennungsregeln</text:p>
          </table:table-cell>
          <table:table-cell/>
        </table:table-row>
        <table:table-row table:style-name="ro2">
          <table:table-cell office:value-type="string">
            <text:p>stripAtPrc</text:p>
          </table:table-cell>
          <table:table-cell office:value-type="string">
            <text:p>Strip at %1%%</text:p>
          </table:table-cell>
          <table:table-cell office:value-type="string">
            <text:p>Paski na %1%%</text:p>
          </table:table-cell>
          <table:table-cell office:value-type="string">
            <text:p>Linien auf %1%%</text:p>
          </table:table-cell>
          <table:table-cell/>
        </table:table-row>
        <table:table-row table:style-name="ro2">
          <table:table-cell office:value-type="string">
            <text:p>goldenTriangleUp</text:p>
          </table:table-cell>
          <table:table-cell office:value-type="string">
            <text:p>Golden triangle upwards</text:p>
          </table:table-cell>
          <table:table-cell office:value-type="string">
            <text:p>Złoty trójkąt w górę</text:p>
          </table:table-cell>
          <table:table-cell office:value-type="string">
            <text:p>Goldener Dreieck oben</text:p>
          </table:table-cell>
          <table:table-cell/>
        </table:table-row>
        <table:table-row table:style-name="ro2">
          <table:table-cell office:value-type="string">
            <text:p>goldenTriangleDown</text:p>
          </table:table-cell>
          <table:table-cell office:value-type="string">
            <text:p>Golden triangle downwards</text:p>
          </table:table-cell>
          <table:table-cell office:value-type="string">
            <text:p>Złoty trójkąt w dół</text:p>
          </table:table-cell>
          <table:table-cell office:value-type="string">
            <text:p>Goldener Dreieck unten</text:p>
          </table:table-cell>
          <table:table-cell/>
        </table:table-row>
        <table:table-row table:style-name="ro2">
          <table:table-cell office:value-type="string">
            <text:p>diagonalMethod</text:p>
          </table:table-cell>
          <table:table-cell office:value-type="string">
            <text:p>Diagonal method</text:p>
          </table:table-cell>
          <table:table-cell office:value-type="string">
            <text:p>Metoda przekątnych</text:p>
          </table:table-cell>
          <table:table-cell office:value-type="string">
            <text:p>Diagonale Methode</text:p>
          </table:table-cell>
          <table:table-cell/>
        </table:table-row>
        <table:table-row table:style-name="ro2">
          <table:table-cell office:value-type="string">
            <text:p>openB4Run</text:p>
          </table:table-cell>
          <table:table-cell office:value-type="string">
            <text:p>Open the document in which you want the script to run.</text:p>
          </table:table-cell>
          <table:table-cell office:value-type="string">
            <text:p>Otwórz dokument, w którym chcesz uruchomić ten skrypt.</text:p>
          </table:table-cell>
          <table:table-cell office:value-type="string">
            <text:p>Öffne das Dokument, in dem das Script ablaufen soll.</text:p>
          </table:table-cell>
          <table:table-cell/>
        </table:table-row>
        <table:table-row table:style-name="ro2">
          <table:table-cell office:value-type="string">
            <text:p>canvExtDet</text:p>
          </table:table-cell>
          <table:table-cell office:value-type="string">
            <text:p>Canvas extension detected.</text:p>
          </table:table-cell>
          <table:table-cell office:value-type="string">
            <text:p>Wykryto rozszerzenie płótna.</text:p>
          </table:table-cell>
          <table:table-cell office:value-type="string">
            <text:p>Erweiterung der Arbeitsfläche zeigen</text:p>
          </table:table-cell>
          <table:table-cell/>
        </table:table-row>
        <table:table-row table:style-name="ro2">
          <table:table-cell office:value-type="string">
            <text:p>canvExtDetQ</text:p>
          </table:table-cell>
          <table:table-cell office:value-type="string">
            <text:p>What to do with canvas?</text:p>
          </table:table-cell>
          <table:table-cell office:value-type="string">
            <text:p>Co mam zrobić z płótnem?</text:p>
          </table:table-cell>
          <table:table-cell office:value-type="string">
            <text:p>Was mache ich mit der Arbeitsfläche?</text:p>
          </table:table-cell>
          <table:table-cell/>
        </table:table-row>
        <table:table-row table:style-name="ro2">
          <table:table-cell office:value-type="string">
            <text:p>extendCanvas</text:p>
          </table:table-cell>
          <table:table-cell office:value-type="string">
            <text:p>Extend canvas</text:p>
          </table:table-cell>
          <table:table-cell office:value-type="string">
            <text:p>Rozszerz płótno</text:p>
          </table:table-cell>
          <table:table-cell office:value-type="string">
            <text:p>Erweiterte Arbeitsfläche</text:p>
          </table:table-cell>
          <table:table-cell/>
        </table:table-row>
        <table:table-row table:style-name="ro2">
          <table:table-cell office:value-type="string">
            <text:p>dontExtCanv</text:p>
          </table:table-cell>
          <table:table-cell office:value-type="string">
            <text:p>Crop without extension</text:p>
          </table:table-cell>
          <table:table-cell office:value-type="string">
            <text:p>Przytnij bez rozszerzania</text:p>
          </table:table-cell>
          <table:table-cell office:value-type="string">
            <text:p>Schnitt ohne Erweiterung</text:p>
          </table:table-cell>
          <table:table-cell/>
        </table:table-row>
        <table:table-row table:style-name="ro2">
          <table:table-cell office:value-type="string">
            <text:p>retToCropping</text:p>
          </table:table-cell>
          <table:table-cell office:value-type="string">
            <text:p>Return to cropping</text:p>
          </table:table-cell>
          <table:table-cell office:value-type="string">
            <text:p>Wróć do kadrowania</text:p>
          </table:table-cell>
          <table:table-cell office:value-type="string">
            <text:p>Zurück zum Schneiden</text:p>
          </table:table-cell>
          <table:table-cell/>
        </table:table-row>
        <table:table-row table:style-name="ro2">
          <table:table-cell office:value-type="string">
            <text:p>chCompMethod</text:p>
          </table:table-cell>
          <table:table-cell office:value-type="string">
            <text:p>Composition method</text:p>
          </table:table-cell>
          <table:table-cell office:value-type="string">
            <text:p>Metoda kompozycji</text:p>
          </table:table-cell>
          <table:table-cell office:value-type="string">
            <text:p>Kompositionsmethode</text:p>
          </table:table-cell>
          <table:table-cell/>
        </table:table-row>
        <table:table-row table:style-name="ro2">
          <table:table-cell office:value-type="string">
            <text:p>chCompMethodQ</text:p>
          </table:table-cell>
          <table:table-cell office:value-type="string">
            <text:p>Choose composition guidelines</text:p>
          </table:table-cell>
          <table:table-cell office:value-type="string">
            <text:p>Wybierz metodę kompozycji</text:p>
          </table:table-cell>
          <table:table-cell office:value-type="string">
            <text:p>Auswahl der Kompositionslinien</text:p>
          </table:table-cell>
          <table:table-cell/>
        </table:table-row>
        <table:table-row table:style-name="ro2">
          <table:table-cell office:value-type="string">
            <text:p>goldenRule</text:p>
          </table:table-cell>
          <table:table-cell office:value-type="string">
            <text:p>Golden Rule</text:p>
          </table:table-cell>
          <table:table-cell office:value-type="string">
            <text:p>Złoty podział</text:p>
          </table:table-cell>
          <table:table-cell office:value-type="string">
            <text:p>Goldene Regel</text:p>
          </table:table-cell>
          <table:table-cell/>
        </table:table-row>
        <table:table-row table:style-name="ro2">
          <table:table-cell office:value-type="string">
            <text:p>ruleOfThirds</text:p>
          </table:table-cell>
          <table:table-cell office:value-type="string">
            <text:p>Rule of Thirds</text:p>
          </table:table-cell>
          <table:table-cell office:value-type="string">
            <text:p>Reguła trzech</text:p>
          </table:table-cell>
          <table:table-cell office:value-type="string">
            <text:p>Drittel-Regel</text:p>
          </table:table-cell>
          <table:table-cell/>
        </table:table-row>
        <table:table-row table:style-name="ro2">
          <table:table-cell office:value-type="string">
            <text:p>goldenSpiralBL</text:p>
          </table:table-cell>
          <table:table-cell office:value-type="string">
            <text:p>Golden Spiral bottom-left</text:p>
          </table:table-cell>
          <table:table-cell office:value-type="string">
            <text:p>Złota spirala lewo-dół</text:p>
          </table:table-cell>
          <table:table-cell office:value-type="string">
            <text:p>Goldene Spirale unten links</text:p>
          </table:table-cell>
          <table:table-cell/>
        </table:table-row>
        <table:table-row table:style-name="ro2">
          <table:table-cell office:value-type="string">
            <text:p>goldenSpiralTL</text:p>
          </table:table-cell>
          <table:table-cell office:value-type="string">
            <text:p>Golden Spiral top-left</text:p>
          </table:table-cell>
          <table:table-cell office:value-type="string">
            <text:p>Złota spirala lewo-góra</text:p>
          </table:table-cell>
          <table:table-cell office:value-type="string">
            <text:p>Goldene Spirale oben links</text:p>
          </table:table-cell>
          <table:table-cell/>
        </table:table-row>
        <table:table-row table:style-name="ro2">
          <table:table-cell office:value-type="string">
            <text:p>goldenSpiralTR</text:p>
          </table:table-cell>
          <table:table-cell office:value-type="string">
            <text:p>Golden Spiral top-right</text:p>
          </table:table-cell>
          <table:table-cell office:value-type="string">
            <text:p>Złota spirala prawo-góra</text:p>
          </table:table-cell>
          <table:table-cell office:value-type="string">
            <text:p>Goldene Spirale oben rechts</text:p>
          </table:table-cell>
          <table:table-cell/>
        </table:table-row>
        <table:table-row table:style-name="ro2">
          <table:table-cell office:value-type="string">
            <text:p>goldenSpiralBR</text:p>
          </table:table-cell>
          <table:table-cell office:value-type="string">
            <text:p>Golden Spiral bottom-right</text:p>
          </table:table-cell>
          <table:table-cell office:value-type="string">
            <text:p>Złota spirala prawo-dół</text:p>
          </table:table-cell>
          <table:table-cell office:value-type="string">
            <text:p>Goldene Spirale unten rechts</text:p>
          </table:table-cell>
          <table:table-cell/>
        </table:table-row>
        <table:table-row table:style-name="ro2">
          <table:table-cell office:value-type="string">
            <text:p>selectAll</text:p>
          </table:table-cell>
          <table:table-cell office:value-type="string">
            <text:p>Select All</text:p>
          </table:table-cell>
          <table:table-cell office:value-type="string">
            <text:p>Zaznacz wszystkie</text:p>
          </table:table-cell>
          <table:table-cell office:value-type="string">
            <text:p>Alles Auswählen</text:p>
          </table:table-cell>
          <table:table-cell/>
        </table:table-row>
        <table:table-row table:style-name="ro2">
          <table:table-cell office:value-type="string">
            <text:p>deselectAll</text:p>
          </table:table-cell>
          <table:table-cell office:value-type="string">
            <text:p>Deselect All</text:p>
          </table:table-cell>
          <table:table-cell office:value-type="string">
            <text:p>Odznacz wszystkie</text:p>
          </table:table-cell>
          <table:table-cell office:value-type="string">
            <text:p>Nichts Auswählen</text:p>
          </table:table-cell>
          <table:table-cell/>
        </table:table-row>
        <table:table-row table:style-name="ro3">
          <table:table-cell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2">
          <table:table-cell office:value-type="string">
            <text:p>cancel</text:p>
          </table:table-cell>
          <table:table-cell office:value-type="string">
            <text:p>Cancel</text:p>
          </table:table-cell>
          <table:table-cell office:value-type="string">
            <text:p>Anuluj</text:p>
          </table:table-cell>
          <table:table-cell office:value-type="string">
            <text:p>Abbrechen</text:p>
          </table:table-cell>
          <table:table-cell/>
        </table:table-row>
        <table:table-row table:style-name="ro2">
          <table:table-cell office:value-type="string">
            <text:p>allGoldenSpirals</text:p>
          </table:table-cell>
          <table:table-cell office:value-type="string">
            <text:p>All Golden Spirals</text:p>
          </table:table-cell>
          <table:table-cell office:value-type="string">
            <text:p>Wszystkie Złote Spirale</text:p>
          </table:table-cell>
          <table:table-cell office:value-type="string">
            <text:p>Alle Goldenen Spiralen</text:p>
          </table:table-cell>
          <table:table-cell/>
        </table:table-row>
        <table:table-row table:style-name="ro2">
          <table:table-cell office:value-type="string">
            <text:p>basicRules</text:p>
          </table:table-cell>
          <table:table-cell office:value-type="string">
            <text:p>Basic rules</text:p>
          </table:table-cell>
          <table:table-cell office:value-type="string">
            <text:p>Podstawowe podziały</text:p>
          </table:table-cell>
          <table:table-cell office:value-type="string">
            <text:p>Grundregeln</text:p>
          </table:table-cell>
          <table:table-cell/>
        </table:table-row>
        <table:table-row table:style-name="ro2">
          <table:table-cell office:value-type="string">
            <text:p>lineThickness</text:p>
          </table:table-cell>
          <table:table-cell office:value-type="string">
            <text:p>Line thickness</text:p>
          </table:table-cell>
          <table:table-cell office:value-type="string">
            <text:p>Grubość linii</text:p>
          </table:table-cell>
          <table:table-cell office:value-type="string">
            <text:p>Liniendicke</text:p>
          </table:table-cell>
          <table:table-cell/>
        </table:table-row>
        <table:table-row table:style-name="ro2">
          <table:table-cell office:value-type="string">
            <text:p>lineThicknessProm</text:p>
          </table:table-cell>
          <table:table-cell office:value-type="string">
            <text:p>Line thickness (‰ of shorter edge): </text:p>
          </table:table-cell>
          <table:table-cell office:value-type="string">
            <text:p>Grubość linii (‰ krótszego boku)</text:p>
          </table:table-cell>
          <table:table-cell office:value-type="string">
            <text:p>Liniendicke (‰ kurze Seite)</text:p>
          </table:table-cell>
          <table:table-cell/>
        </table:table-row>
        <table:table-row table:style-name="ro3" table:number-rows-repeated="65495">
          <table:table-cell table:number-columns-repeated="5"/>
        </table:table-row>
        <table:table-row table:style-name="ro3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mbria" svg:font-family="Cambria" style:font-family-generic="swiss"/>
    <style:font-face style:name="Czcionka tekstu podstawowego" svg:font-family="'Czcionka tekstu podstawowego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cent_20_1" style:display-name="20% - akcent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" style:display-name="20% - akcent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" style:display-name="20% - akcent 3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" style:display-name="2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" style:display-name="20% - akcent 5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" style:display-name="20% - akcent 6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" style:display-name="40% - akcent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" style:display-name="40% - akcent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" style:display-name="40% - akcent 3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" style:display-name="40% - akcent 4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" style:display-name="40% - akcent 5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" style:display-name="40% - akcent 6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" style:display-name="60% - akcent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" style:display-name="60% - akcent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" style:display-name="60% - akcent 3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" style:display-name="60% - 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" style:display-name="60% - 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" style:display-name="60% - akcent 6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" style:display-name="Akcent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" style:display-name="Akcent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" style:display-name="Akcent 3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" style:display-name="Komórka połączon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" style:display-name="Nagłówek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" style:display-name="Nagłówek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" style:display-name="Nagłówek 4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" style:family="table-cell" style:parent-style-name="Default">
      <style:table-cell-properties fo:background-color="#ffffcc" style:diagonal-bl-tr="none" style:diagonal-tl-br="none" fo:border="0.035cm solid #c0c0c0"/>
    </style:style>
    <style:style style:name="Złe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1" style:display-name="20% - akcent 1 1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1" style:display-name="20% - akcent 2 1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1" style:display-name="20% - akcent 3 1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1" style:display-name="2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1" style:display-name="20% - akcent 5 1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1" style:display-name="20% - akcent 6 1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1" style:display-name="40% - akcent 1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1" style:display-name="40% - akcent 2 1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1" style:display-name="40% - akcent 3 1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1" style:display-name="40% - akcent 4 1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1" style:display-name="40% - akcent 5 1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1" style:display-name="40% - akcent 6 1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1" style:display-name="60% - akcent 1 1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1" style:display-name="60% - akcent 2 1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1" style:display-name="60% - akcent 3 1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1" style:display-name="60% - 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1" style:display-name="60% - 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1" style:display-name="60% - akcent 6 1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1" style:display-name="Akcent 1 1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1" style:display-name="Akcent 2 1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1" style:display-name="Akcent 3 1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1" style:display-name="Akcent 4 1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1" style:display-name="Akcent 5 1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1" style:display-name="Akcent 6 1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1" style:display-name="Dane wejściow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1" style:display-name="Dane wyjściow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1" style:display-name="Dobre 1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1" style:display-name="Komórka połączona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1" style:display-name="Komórka zaznaczona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1" style:display-name="Nagłówek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1" style:display-name="Nagłówek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1" style:display-name="Nagłówek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1" style:display-name="Nagłówek 4 1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1" style:display-name="Neutralne 1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1" style:display-name="Obliczenia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1" style:display-name="Suma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1" style:display-name="Tekst objaśnienia 1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1" style:display-name="Tekst ostrzeżenia 1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1" style:display-name="Tytuł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1" style:display-name="Uwaga 1" style:family="table-cell" style:parent-style-name="Default">
      <style:table-cell-properties fo:background-color="#ffffcc" style:diagonal-bl-tr="none" style:diagonal-tl-br="none" fo:border="0.035cm solid #c0c0c0"/>
    </style:style>
    <style:style style:name="Złe_20_1" style:display-name="Złe 1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1_20_2" style:display-name="20% - akcent 1 2" style:family="table-cell" style:parent-style-name="Default">
      <style:table-cell-properties fo:background-color="#cc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2_20_2" style:display-name="20% - akcent 2 2" style:family="table-cell" style:parent-style-name="Default">
      <style:table-cell-properties fo:background-color="#ff99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3_20_2" style:display-name="20% - akcent 3 2" style:family="table-cell" style:parent-style-name="Default">
      <style:table-cell-properties fo:background-color="#ccffcc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4_20_2" style:display-name="2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5_20_2" style:display-name="20% - akcent 5 2" style:family="table-cell" style:parent-style-name="Default">
      <style:table-cell-properties fo:background-color="#ccff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2_0_25__20_-_20_akcent_20_6_20_2" style:display-name="20% - akcent 6 2" style:family="table-cell" style:parent-style-name="Default">
      <style:table-cell-properties fo:background-color="#ffcc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1_20_2" style:display-name="40% - akcent 1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2_20_2" style:display-name="40% - akcent 2 2" style:family="table-cell" style:parent-style-name="Default">
      <style:table-cell-properties fo:background-color="#ff808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3_20_2" style:display-name="40% - akcent 3 2" style:family="table-cell" style:parent-style-name="Default">
      <style:table-cell-properties fo:background-color="#00ff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4_20_2" style:display-name="40% - akcent 4 2" style:family="table-cell" style:parent-style-name="Default">
      <style:table-cell-properties fo:background-color="#cc99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5_20_2" style:display-name="40% - akcent 5 2" style:family="table-cell" style:parent-style-name="Default">
      <style:table-cell-properties fo:background-color="#99ccff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4_0_25__20_-_20_akcent_20_6_20_2" style:display-name="40% - akcent 6 2" style:family="table-cell" style:parent-style-name="Default">
      <style:table-cell-properties fo:background-color="#ffcc00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1_20_2" style:display-name="60% - akcent 1 2" style:family="table-cell" style:parent-style-name="Default">
      <style:table-cell-properties fo:background-color="#0066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2_20_2" style:display-name="60% - akcent 2 2" style:family="table-cell" style:parent-style-name="Default">
      <style:table-cell-properties fo:background-color="#ff8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3_20_2" style:display-name="60% - akcent 3 2" style:family="table-cell" style:parent-style-name="Default">
      <style:table-cell-properties fo:background-color="#00ff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4_20_2" style:display-name="60% - 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5_20_2" style:display-name="60% - 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_36_0_25__20_-_20_akcent_20_6_20_2" style:display-name="60% - akcent 6 2" style:family="table-cell" style:parent-style-name="Default">
      <style:table-cell-properties fo:background-color="#ff99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1_20_2" style:display-name="Akcent 1 2" style:family="table-cell" style:parent-style-name="Default">
      <style:table-cell-properties fo:background-color="#333399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2_20_2" style:display-name="Akcent 2 2" style:family="table-cell" style:parent-style-name="Default">
      <style:table-cell-properties fo:background-color="#ff00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3_20_2" style:display-name="Akcent 3 2" style:family="table-cell" style:parent-style-name="Default">
      <style:table-cell-properties fo:background-color="#339966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4_20_2" style:display-name="Akcent 4 2" style:family="table-cell" style:parent-style-name="Default">
      <style:table-cell-properties fo:background-color="#80008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5_20_2" style:display-name="Akcent 5 2" style:family="table-cell" style:parent-style-name="Default">
      <style:table-cell-properties fo:background-color="#33cccc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Akcent_20_6_20_2" style:display-name="Akcent 6 2" style:family="table-cell" style:parent-style-name="Default">
      <style:table-cell-properties fo:background-color="#ff6600"/>
      <style:text-properties fo:color="#ffffff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ejściowe_20_2" style:display-name="Dane wejściow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Dane_20_wyjściowe_20_2" style:display-name="Dane wyjściow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Dobre_20_2" style:display-name="Dobre 2" style:family="table-cell" style:parent-style-name="Default">
      <style:table-cell-properties fo:background-color="#ccffcc"/>
      <style:text-properties fo:color="#008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połączona_20_2" style:display-name="Komórka połączona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Komórka_20_zaznaczona_20_2" style:display-name="Komórka zaznaczona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1_20_2" style:display-name="Nagłówek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5pt" fo:font-style="normal" fo:text-shadow="none" style:text-underline-style="none" fo:font-weight="bold" style:font-name-asian="Czcionka tekstu podstawowego" style:font-size-asian="15pt" style:font-style-asian="normal" style:font-weight-asian="bold" style:font-name-complex="Czcionka tekstu podstawowego" style:font-size-complex="15pt" style:font-style-complex="normal" style:font-weight-complex="bold"/>
    </style:style>
    <style:style style:name="Nagłówek_20_2_20_2" style:display-name="Nagłówek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3pt" fo:font-style="normal" fo:text-shadow="none" style:text-underline-style="none" fo:font-weight="bold" style:font-name-asian="Czcionka tekstu podstawowego" style:font-size-asian="13pt" style:font-style-asian="normal" style:font-weight-asian="bold" style:font-name-complex="Czcionka tekstu podstawowego" style:font-size-complex="13pt" style:font-style-complex="normal" style:font-weight-complex="bold"/>
    </style:style>
    <style:style style:name="Nagłówek_20_3_20_2" style:display-name="Nagłówek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agłówek_20_4_20_2" style:display-name="Nagłówek 4 2" style:family="table-cell" style:parent-style-name="Default">
      <style:text-properties fo:color="#003366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Neutralne_20_2" style:display-name="Neutralne 2" style:family="table-cell" style:parent-style-name="Default">
      <style:table-cell-properties fo:background-color="#ffff99"/>
      <style:text-properties fo:color="#9933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Obliczenia_20_2" style:display-name="Obliczenia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Suma_20_2" style:display-name="Suma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zcionka tekstu podstawowego" fo:font-size="11pt" fo:font-style="normal" fo:text-shadow="none" style:text-underline-style="none" fo:font-weight="bold" style:font-name-asian="Czcionka tekstu podstawowego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Tekst_20_objaśnienia_20_2" style:display-name="Tekst objaśnienia 2" style:family="table-cell" style:parent-style-name="Default">
      <style:text-properties fo:color="#808080" style:text-outline="false" style:text-line-through-style="none" style:font-name="Czcionka tekstu podstawowego" fo:font-size="11pt" fo:font-style="italic" fo:text-shadow="none" style:text-underline-style="none" fo:font-weight="normal" style:font-name-asian="Czcionka tekstu podstawowego" style:font-size-asian="11pt" style:font-style-asian="italic" style:font-weight-asian="normal" style:font-name-complex="Czcionka tekstu podstawowego" style:font-size-complex="11pt" style:font-style-complex="italic" style:font-weight-complex="normal"/>
    </style:style>
    <style:style style:name="Tekst_20_ostrzeżenia_20_2" style:display-name="Tekst ostrzeżenia 2" style:family="table-cell" style:parent-style-name="Default">
      <style:text-properties fo:color="#ff000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ytuł_20_2" style:display-name="Tytuł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Uwaga_20_2" style:display-name="Uwaga 2" style:family="table-cell" style:parent-style-name="Default">
      <style:table-cell-properties fo:background-color="#ffffcc" style:diagonal-bl-tr="none" style:diagonal-tl-br="none" fo:border="0.035cm solid #c0c0c0"/>
    </style:style>
    <style:style style:name="Złe_20_2" style:display-name="Złe 2" style:family="table-cell" style:parent-style-name="Default">
      <style:table-cell-properties fo:background-color="#ff99cc"/>
      <style:text-properties fo:color="#800080" style:text-outline="false" style:text-line-through-style="none" style:font-name="Czcionka tekstu podstawowego" fo:font-size="11pt" fo:font-style="normal" fo:text-shadow="none" style:text-underline-style="none" fo:font-weight="normal" style:font-name-asian="Czcionka tekstu podstawowego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8">18.08.2009</text:date>, <text:time>22:27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1" style:display-name="PageStyle_Arkusz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1_20_2" style:display-name="PageStyle_Arkusz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8-18T22:27:22.84</dc:date>
    <meta:editing-duration>PT00H44M19S</meta:editing-duration>
    <meta:editing-cycles>8</meta:editing-cycles>
    <meta:document-statistic meta:table-count="1" meta:cell-count="161" meta:object-count="0"/>
    <meta:user-defined meta:name="Informacja 1"/>
    <meta:user-defined meta:name="Informacja 2"/>
    <meta:user-defined meta:name="Informacja 3"/>
    <meta:user-defined meta:name="Informacja 4"/>
  </office:meta>
</office:document-meta>
</file>